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Footnote">
      <style:paragraph-properties fo:margin-left="0in" fo:margin-right="0in" fo:text-indent="0in" style:auto-text-indent="false"/>
      <style:text-properties fo:font-size="9pt" style:font-size-asian="9pt" style:font-size-complex="9pt"/>
    </style:style>
    <style:style style:name="T1" style:family="text">
      <style:text-properties style:font-name="Times New Roman" fo:font-size="12pt" style:font-size-asian="12pt" style:font-size-complex="12pt"/>
    </style:style>
    <style:style style:name="T2" style:family="text">
      <style:text-properties fo:font-style="italic"/>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ric Noah</text:p>
      <text:p text:style-name="Standard"/>
      <text:p text:style-name="Standard">Dr. Tanasi</text:p>
      <text:p text:style-name="Standard"/>
      <text:p text:style-name="Standard">HIS 6908</text:p>
      <text:p text:style-name="Standard"/>
      <text:p text:style-name="Standard">11/12/17</text:p>
      <text:p text:style-name="Standard"/>
      <text:p text:style-name="Standard"/>
      <text:p text:style-name="P1">Paper 4: <text:span text:style-name="T1">Virtual Representation of the Past</text:span></text:p>
      <text:p text:style-name="P1"/>
      <text:p text:style-name="P2"><text:tab/>For This section of the course there was only one work that was covered, one that encompassed the feats of digital archeology, ranging from ancient cities and monuents from around the world. <text:s/>This book in question is the work <text:span text:style-name="T3">Vertual Archeology: Re-creating Ancient Worlds</text:span> by Maurizio Forte and Alberto Siliotti. <text:s/>This book allows readers to get an idea of the exent of how much of the world has been digitally recreated and thus preserved for years. <text:s/>The reason this book is very important for the world of digital storytelling and it's aplication to the acedemic world, is the fact that digital archeology is responsible for digitally recreating the settings of the past, cleaving way for the multiple fields to use these renditions for their own purposes. <text:s/>This phenomenon of being able to digitally re-create cities gives the field of digital storytelling the pick of any era that is available to the world, and the more technology that is produced the more monuments can be digitally preserved much like the case of Palmyra. <text:s/>The book however, travels across the world to display the many cases in which digital archeology is used and which sites and cities are re-created and what it means for the field and the site itself. <text:s/>This book, while being the only text covered in this section, gives a great deal of information towards how the field of digital archeology has assisted the recreation of historically segnificant cities and sites, and this paper will use this information and add it to the subjuct of the previous papers. <text:s/>The previous papers looked into how digital storytelling could be assimilated into the world of education, and with the addition of this work, it will add a new aspect to the digital storytelling field. <text:s/>The field of digital archeology is very important and integral to the field of digital storytelling as these cities, sites and monuments are usually big parts of including a digital rendition of a time period. <text:s/>The field of <text:soft-page-break/>digital archeology allows the ability to gain accurate renditions of monuments sites and cities, and the more historically accurate products in the field of digital story telling. <text:s/>For the purposes of this paper I will be investigating the book by Forte and Siliotti, and looking at what specific cities and sites they use as examples, then take those examples and investigate how they can be used in the acedemic world. <text:s/>This paper will continue to investigate the inclusion of digital storytelling into the world of acedemics and over the course of the paper I will encorporate the elements of the book to further push the idea that digital storytelling can have a place in acedemics. <text:s/>To begin this paper one would have to investigate the information given in the work by Forte and Siliotti, to investigate what can be offered from the field of digital archeology can assist the greater field of digital storytelling break through into the fields of academia. <text:s/></text:p>
      <text:p text:style-name="P2"><text:tab/>As the book states early on in the text, that the workload of these archeologists is very high, that the reconstruction of some of these ruined cities and sites takes a lot of guess and check when it comes to building an accurate rendition<text:note text:id="ftn0" text:note-class="footnote"><text:note-citation>1</text:note-citation><text:note-body><text:p text:style-name="P4">. Forte &amp; Siliotti pg. 7</text:p></text:note-body></text:note>. <text:s/>However there is more to it then just trying to guess what monuments or cites might have looked like, a major factor regarding this greater field of digital archeology is that it's really about what each researcher can reconstruct based on the evidence<text:note text:id="ftn1" text:note-class="footnote"><text:note-citation>2</text:note-citation><text:note-body><text:p text:style-name="P4">. Forte &amp; Siliotti pg. 10</text:p></text:note-body></text:note>. <text:s/>The book splits itself into a number of categories including investigations of archeology all over the world beginning in Africa and ending with a cover of the early Americas. <text:s/>With this vast list of topics that this book covers there is a great deal of information that this work can offer especially in terms of working on reconstructions and recreations of ancient Roman and Greek historical sites. <text:s/>Forte and Siliotti begin their work by covering something that was very unexpected. <text:s/>The book begins with the investigation of carvings that go back to as long as 10,000 BCE, <text:s/>showing that no matter how long these monuments or sites have been on earth, there is still a chance to digitally preserve anything. <text:s/>There is a great importance here with the attention to detail, Forte and Siliotti mention that they had to get the <text:soft-page-break/>dimensions absolutely correct before digitally reconstructing the Pyramids of Giza<text:note text:id="ftn2" text:note-class="footnote"><text:note-citation>3</text:note-citation><text:note-body><text:p text:style-name="P4">. Forte &amp; Siliotti pg. 18-19</text:p></text:note-body></text:note>. <text:s/>Providing key details to archeological research is key to reconstructing accurate models of these historical sites, and they go on to list out exact measurements for the inner chambers of the Pyramids as well. <text:s/>This attention to detail is actually not really an option as these archeologists are looking to make the digital model as accurate as possible and for that to be done, the inner dimensions would have to have been perfected. <text:s/>Forte and Siliotti continue covering several other monuments and sites in ancient Egypt including the Tomb of Horemheb and the Pyramid of Pepy I however it is within the next section does the book become more interesting. <text:s/>The book then begins to talk of a virtual reconstruction of the region of Faiyum which depicts a loos list of steps to take in order to successfully recreate a city or site that has been lost to history. <text:s/>The first factor is the great deal of written sources that are available that speak of this region<text:note text:id="ftn3" text:note-class="footnote"><text:note-citation>4</text:note-citation><text:note-body><text:p text:style-name="P4">. Forte &amp; Siliotti pg. 42</text:p></text:note-body></text:note>, and with the sites usually suffering from the decay of time they have to gain the information based off of structures that are still there today<text:note text:id="ftn4" text:note-class="footnote"><text:note-citation>5</text:note-citation><text:note-body><text:p text:style-name="P4">. Forte &amp; Siliotti pg. 44</text:p></text:note-body></text:note>. <text:s/>These factors are important when looking to recreate lost monuments, cities and sites, however when dealing with a civilization like Egypt, there is a great deal that has been lost to time. <text:s/>In the case of other Mediterranean archeology, there is more preserved and thus there would be more physical sources that could be used for an accurate reconstruction. <text:s/></text:p>
      <text:p text:style-name="P2"><text:tab/> Of course the section of the book that I certainly was focusing on was Forte and Siliotti's section of the archeological monuments of Italy, even though there was not as much information in the book as there was on other sites. <text:s/>This book went into great detail covering the great monuments and sites of ancient Egypt, Greece and even the Middle East, yet there is a small section on Italian archeology and how it pertains to the greater field. <text:s/>However What Forte and Siliotti do complete in this section is two major sites that give a great deal of information about history the Home of the Villanovians in Bologna and the ancient Etruscan Trading center of Verucchio. <text:s/>The first part is about <text:soft-page-break/>the Villanovian culture and what can be learned from investigating an archeological site and recreating the buildings<text:note text:id="ftn5" text:note-class="footnote"><text:note-citation>6</text:note-citation><text:note-body><text:p text:style-name="P4">. Forte &amp; Siliotti pg. 132</text:p></text:note-body></text:note>. <text:s/>The authors also mention the findings of grave goods in order to successfully date the sites themselves<text:note text:id="ftn6" text:note-class="footnote"><text:note-citation>7</text:note-citation><text:note-body><text:p text:style-name="P4">. Forte &amp; Siliotti pg. 133</text:p></text:note-body></text:note>, adding to the greater advancements met by this field. <text:s/>In this book the authors look to use examples from the Etruscan times of Italy's history, not the expected route that is usually traveled, yet it offers the readers a chance to see to what extent Digital archeology can help academics find out the sorts of information gleaned from a site or a monument. <text:s/>The section of Italy continues with more discussions on the amount of information we can gather on the Etruscan people based on the artifacts and sites left behind. <text:s/>The example the authors bring out in their book is the trading center of Verucchio, in this section they explain that the large deposits of Amber found in this region gave light to what was traded by the Etruscan peoples<text:note text:id="ftn7" text:note-class="footnote"><text:note-citation>8</text:note-citation><text:note-body><text:p text:style-name="P4">. Forte &amp; Siliotti pg. 138</text:p></text:note-body></text:note>. <text:s/>Forte and Siliotti do mention an Italian settlement and it's archeology, the city of Entella in Sicily. <text:s/>While this city does not appear on the Italian Mainland, it still gives researchers so much in the ways on ancient architecture. <text:s/>The authors show that with the use of Three Dimensional reconstruction can show visually to what each room was used for and why<text:note text:id="ftn8" text:note-class="footnote"><text:note-citation>9</text:note-citation><text:note-body><text:p text:style-name="P4">. Forte &amp; Siliotti pg. 148</text:p></text:note-body></text:note>. <text:s/>With this information archeologists are able to learn more about each monument and make a more closer guess to what these monuments and sites were used for in the ancient world. <text:s/>Archeologists also are given a closer look at these sites, and in some cases with this digital reconstruction age at it's high point, while not even residing in the same country. <text:s/>These models give a greater accessibility to these monuments so that everyone can investigate them not just those given a research grant to do so. <text:s/></text:p>
      <text:p text:style-name="P2"><text:tab/>The book continues a more informative tone through to the next section of the author's discussion of ancient European architecture. <text:s/>This however leads to the section regarding the urban landscape of Rome and Pompeii, while displaying many examples of recreated models as captions on the pages<text:note text:id="ftn9" text:note-class="footnote"><text:note-citation>10</text:note-citation><text:note-body><text:p text:style-name="P4">. Forte &amp; Siliotti pg. 170</text:p></text:note-body></text:note>. <text:s/>Forte and Siliotti begin the section with a brief introduction to the details of the city with <text:soft-page-break/>such tidbits as the hygiene issues, the size of the city's streets and even commenting on a lack of street signs<text:note text:id="ftn10" text:note-class="footnote"><text:note-citation>11</text:note-citation><text:note-body><text:p text:style-name="P4">. Forte &amp; Siliotti pg. 171</text:p></text:note-body></text:note>. <text:s/>A remarkable factor that this work describes is the ability to digitally reconstruct the <text:span text:style-name="T3">insulae</text:span> housing sections<text:note text:id="ftn11" text:note-class="footnote"><text:note-citation>12</text:note-citation><text:note-body><text:p text:style-name="P4">. Forte &amp; Siliotti pg. 175</text:p></text:note-body></text:note>, these buildings are hardly the grand monuments that were actively maintained yet they are still able to gain an accurate rendition due to the advancements in digital archeology. <text:s/>The mere fact that experts can recreate structures without seeing the base, gives a great deal of hope to Digital storytelling. <text:s/>The more that can be brought back from the past on the digital stage, the accessibility becomes much greater as a result, allowing for more remarkable discoveries in the future. <text:s/>This section on Roman Italy continues with a discussion on the city of Pompeii and what numerous possibilities are present with a site seemingly frozen in time<text:note text:id="ftn12" text:note-class="footnote"><text:note-citation>13</text:note-citation><text:note-body><text:p text:style-name="P4">. Forte &amp; Siliotti pg. 180</text:p></text:note-body></text:note>. <text:s/>The authors display multiple examples of digital recreations of specific sites in Pompeii, including one that incorporates the modern site with a digital reconstruction. <text:s/>The site of Pompeii is very unique to say the least yet the authors show perfect examples to why it is one of the most important archeological sites. <text:s/>With this city historians and archeologists alike are able to take a walk in an ancient Roman city preserved through the force of a natural disaster. <text:s/>Forte and Siliotti go on to show more recreations that are capable with the preserved city including aristocratic villas and even imperial cult temples. <text:s/>With the advancements in digital technology, the methods of digital archeology can only increase as the years go on, and there is more hope for a greater abundance of sites to be added to digital archives. <text:s/>As these sites become increasingly more worn down by human contact and the elements the need to reconstruct and preserve these monuments and sites only rises as well. <text:s/>While this may seem like a great deal of work, it is immensely beneficial to the field of digital storytelling, with an increase on digital recreations and reconstructions added to databases around the web it gives greater chances for digital storytelling to be involved more in the field of History. <text:s/>This book gave a number of wonderful examples to how the sites and monuments of history are easily preserved digitally and thus it defines a greater chance that digital <text:soft-page-break/>storytelling will follow digital archeology in it's connections to the greater fields of academia. <text:s/></text:p>
      <text:p text:style-name="P2"><text:tab/>Looking forward, this book give so much more then just a closer view of city and site schematics in order to construct vertual reconstructions or recreations. <text:s/>It brings to light a new and advanced way to preserve the monuments and sites throughout the world without the worry of weathering or human contact. <text:s/>These advancements in digital archeology are not only beneficial to the members of the vast field, these models themselves have been consulted with whenever video games are looking to recreate ancient and renessance era bulidings. <text:s/>The video game franchise Assassin's Creed displays digital models of the complex of Giza and the city Rome, both of which are given their own section in Forte and Siliotti's book. <text:s/>The importance that this book brings is that it shows the many advancements that have been made in the world of digital archeology and to show the sheer abilities that are capable by modern day archeologists. <text:s/>These models that come from the field of digital archeology are extremely important to digital storytelling, without these digital reconstructions, there would be a vast number of digital models in movies, television shows and video games that would be surely missed. <text:s/>Another factor is that these models are widely accepted in the field of history, as the field itself is moving to a more technological age, and thus the addition of a set of rules and a greater story surrounding one of these models, does not seem that far off from an academic lesson. <text:s/>This is a sign of hope in a way, it allows the world to see the depths of what humans are capable of doing with the technological abilities that are available to us. <text:s/>The ability to use these models gives the field of digital storytelling more chances to create a setting in the place of an ancient site and have that site be 100 percent historically accurate. <text:s/>This book also displays the amount of sitesa that have been excavated by digital means and to the extent in which these sites and monuments are preserved. <text:s/>Giving a vast example towards what is capable by the field of digital archeology leading up to this book, and there are more advancements that this book did not even cover. <text:s/>Forte and Siliotti display a great knowledge for the field in this work and they even show a early look into what is possible with the countless historical sites around the world. <text:s/>This book, along with the stunning pictures, gives readers <text:soft-page-break/>an investigation into what is possible in the field oif archeology with the dawn of a more technological age. <text:s/>With this information in hand, one would be able to further use these models in the field of history and further in other fields including digital storytelling. <text:s/>The advancements in archeology have been a wonderful help to the greater field of digital storytelling, and the more advancements that are made, the more chances of seeing a city like Palmyra in the next addition of the Total War games. <text:s/></text:p>
      <text:p text:style-name="P2"/>
      <text:p text:style-name="P2">WC:250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Works Cited</text:p>
      <text:p text:style-name="P3"/>
      <text:p text:style-name="P2">Forte, Maurizio, and Alberto Siliotti. <text:span text:style-name="T2">Vertual Archeology: Re-creating Ancient Worlds</text:span>. NY: Harry N. Abrams Inc., 1997.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7:48:13</meta:creation-date>
    <dc:date>2017-11-12T17:32:27</dc:date>
    <meta:editing-duration>P4DT23H29M2S</meta:editing-duration>
    <meta:editing-cycles>37</meta:editing-cycles>
    <meta:generator>OpenOffice.org/3.4.1$Unix OpenOffice.org_project/341m1$Build-9593</meta:generator>
    <meta:document-statistic meta:table-count="0" meta:image-count="0" meta:object-count="0" meta:page-count="8" meta:paragraph-count="26" meta:word-count="2522" meta:character-count="14695"/>
  </office:meta>
</office:document-meta>
</file>